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999" table:default-cell-style-name="ce1"/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6"/>
          <table:table-cell table:style-name="ce2" office:value-type="string" calcext:value-type="string">
            <text:p>ч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2" office:value-type="string" calcext:value-type="string">
            <text:p>ч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2" office:value-type="string" calcext:value-type="string">
            <text:p>ч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4"/>
          <table:table-cell table:number-columns-repeated="2" table:style-name="ce2" office:value-type="string" calcext:value-type="string">
            <text:p>п</text:p>
          </table:table-cell>
          <table:table-cell table:number-columns-repeated="9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4"/>
          <table:table-cell table:number-columns-repeated="2" table:style-name="ce2" office:value-type="string" calcext:value-type="string">
            <text:p>п</text:p>
          </table:table-cell>
          <table:table-cell table:number-columns-repeated="9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4"/>
          <table:table-cell table:number-columns-repeated="2" table:style-name="ce2" office:value-type="string" calcext:value-type="string">
            <text:p>п</text:p>
          </table:table-cell>
          <table:table-cell/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/>
          <table:table-cell table:number-columns-repeated="2" table:style-name="ce2" office:value-type="string" calcext:value-type="string">
            <text:p>ч</text:p>
          </table:table-cell>
          <table:table-cell/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/>
          <table:table-cell table:number-columns-repeated="2"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/>
          <table:table-cell table:number-columns-repeated="2" table:style-name="ce2" office:value-type="string" calcext:value-type="string">
            <text:p>ч</text:p>
          </table:table-cell>
          <table:table-cell/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/>
          <table:table-cell table:number-columns-repeated="2"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3"/>
          <table:table-cell table:number-columns-repeated="2" table:style-name="ce2" office:value-type="string" calcext:value-type="string">
            <text:p>ч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number-columns-repeated="3"/>
          <table:table-cell table:number-columns-repeated="2"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table:number-columns-repeated="2"/>
          <table:table-cell table:number-columns-repeated="2" table:style-name="ce2"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number-columns-repeated="3"/>
          <table:table-cell table:number-columns-repeated="2"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table:number-columns-repeated="2"/>
          <table:table-cell table:number-columns-repeated="2" table:style-name="ce2"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table:number-columns-repeated="2"/>
          <table:table-cell table:number-columns-repeated="2" table:style-name="ce2" office:value-type="string" calcext:value-type="string">
            <text:p>г</text:p>
          </table:table-cell>
          <table:table-cell table:number-columns-repeated="3"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table:number-columns-repeated="2"/>
          <table:table-cell table:style-name="ce2" office:value-type="string" calcext:value-type="string">
            <text:p>с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2"/>
          <table:table-cell table:number-columns-repeated="2" office:value-type="string" calcext:value-type="string">
            <text:p>п</text:p>
          </table:table-cell>
          <table:table-cell table:number-columns-repeated="3"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2"/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2"/>
          <table:table-cell table:number-columns-repeated="2" office:value-type="string" calcext:value-type="string">
            <text:p>п</text:p>
          </table:table-cell>
          <table:table-cell table:number-columns-repeated="3"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2"/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ч</text:p>
          </table:table-cell>
          <table:table-cell table:number-columns-repeated="1000"/>
        </table:table-row>
        <table:table-row table:style-name="ro1"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</text:p>
          </table:table-cell>
          <table:table-cell table:number-columns-repeated="3"/>
          <table:table-cell table:number-columns-repeated="2" office:value-type="string" calcext:value-type="string">
            <text:p>з</text:p>
          </table:table-cell>
          <table:table-cell office:value-type="string" calcext:value-type="string">
            <text:p>ч</text:p>
          </table:table-cell>
          <table:table-cell/>
          <table:table-cell office:value-type="string" calcext:value-type="string">
            <text:p>з</text:p>
          </table:table-cell>
          <table:table-cell table:number-columns-repeated="2"/>
          <table:table-cell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ч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л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ч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4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table:number-columns-repeated="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4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table:number-columns-repeated="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table:number-columns-repeated="4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д</text:p>
          </table:table-cell>
          <table:table-cell/>
          <table:table-cell table:number-columns-repeated="2"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д</text:p>
          </table:table-cell>
          <table:table-cell/>
          <table:table-cell table:number-columns-repeated="2"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 table:number-columns-repeated="4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д</text:p>
          </table:table-cell>
          <table:table-cell office:value-type="string" calcext:value-type="string">
            <text:p>д</text:p>
          </table:table-cell>
          <table:table-cell/>
          <table:table-cell table:number-columns-repeated="2"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4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4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4"/>
          <table:table-cell table:style-name="ce2" office:value-type="string" calcext:value-type="string">
            <text:p>с</text:p>
          </table:table-cell>
          <table:table-cell table:number-columns-repeated="4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9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9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9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з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1001"/>
        </table:table-row>
        <table:table-row table:style-name="ro1">
          <table:table-cell table:number-columns-repeated="12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1001"/>
        </table:table-row>
        <table:table-row table:style-name="ro1">
          <table:table-cell table:number-columns-repeated="12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table:number-columns-repeated="12"/>
          <table:table-cell office:value-type="string" calcext:value-type="string">
            <text:p>ч</text:p>
          </table:table-cell>
          <table:table-cell table:number-columns-repeated="9"/>
          <table:table-cell table:style-name="ce2"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table:number-columns-repeated="12"/>
          <table:table-cell office:value-type="string" calcext:value-type="string">
            <text:p>ч</text:p>
          </table:table-cell>
          <table:table-cell table:number-columns-repeated="9"/>
          <table:table-cell table:style-name="ce2"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table:number-columns-repeated="12"/>
          <table:table-cell office:value-type="string" calcext:value-type="string">
            <text:p>ч</text:p>
          </table:table-cell>
          <table:table-cell table:number-columns-repeated="9"/>
          <table:table-cell table:style-name="ce2" office:value-type="string" calcext:value-type="string">
            <text:p>г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п</text:p>
          </table:table-cell>
          <table:table-cell table:number-columns-repeated="9"/>
          <table:table-cell table:style-name="ce2" office:value-type="string" calcext:value-type="string">
            <text:p>г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п</text:p>
          </table:table-cell>
          <table:table-cell table:number-columns-repeated="9"/>
          <table:table-cell table:style-name="ce2" office:value-type="string" calcext:value-type="string">
            <text:p>г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п</text:p>
          </table:table-cell>
          <table:table-cell table:number-columns-repeated="9"/>
          <table:table-cell office:value-type="string" calcext:value-type="string">
            <text:p>п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string" calcext:value-type="string">
            <text:p>п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string" calcext:value-type="string">
            <text:p>п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string" calcext:value-type="string">
            <text:p>с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ч</text:p>
          </table:table-cell>
          <table:table-cell table:number-columns-repeated="9"/>
          <table:table-cell office:value-type="string" calcext:value-type="string">
            <text:p>с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ч</text:p>
          </table:table-cell>
          <table:table-cell table:number-columns-repeated="9"/>
          <table:table-cell office:value-type="string" calcext:value-type="string">
            <text:p>с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ч</text:p>
          </table:table-cell>
          <table:table-cell table:number-columns-repeated="9"/>
          <table:table-cell office:value-type="string" calcext:value-type="string">
            <text:p>з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д</text:p>
          </table:table-cell>
          <table:table-cell table:number-columns-repeated="9"/>
          <table:table-cell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д</text:p>
          </table:table-cell>
          <table:table-cell table:number-columns-repeated="9"/>
          <table:table-cell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2" office:value-type="string" calcext:value-type="string">
            <text:p>д</text:p>
          </table:table-cell>
          <table:table-cell table:number-columns-repeated="9"/>
          <table:table-cell office:value-type="string" calcext:value-type="string">
            <text:p>ч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 calcext:value-type="string">
            <text:p>д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 calcext:value-type="string">
            <text:p>д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 calcext:value-type="string">
            <text:p>д</text:p>
          </table:table-cell>
          <table:table-cell table:number-columns-repeated="1001"/>
        </table:table-row>
        <table:table-row table:style-name="ro1">
          <table:table-cell table:number-columns-repeated="22"/>
          <table:table-cell table:style-name="ce2" office:value-type="string" calcext:value-type="string">
            <text:p>п</text:p>
          </table:table-cell>
          <table:table-cell table:number-columns-repeated="1001"/>
        </table:table-row>
        <table:table-row table:style-name="ro1">
          <table:table-cell table:number-columns-repeated="22"/>
          <table:table-cell table:style-name="ce2" office:value-type="string" calcext:value-type="string">
            <text:p>п</text:p>
          </table:table-cell>
          <table:table-cell table:number-columns-repeated="1001"/>
        </table:table-row>
        <table:table-row table:style-name="ro1">
          <table:table-cell table:number-columns-repeated="22"/>
          <table:table-cell table:style-name="ce2" office:value-type="string" calcext:value-type="string">
            <text:p>п</text:p>
          </table:table-cell>
          <table:table-cell table:number-columns-repeated="1001"/>
        </table:table-row>
        <table:table-row table:style-name="ro1">
          <table:table-cell table:number-columns-repeated="22"/>
          <table:table-cell table:style-name="ce2" office:value-type="string" calcext:value-type="string">
            <text:p>г</text:p>
          </table:table-cell>
          <table:table-cell table:number-columns-repeated="1001"/>
        </table:table-row>
        <table:table-row table:style-name="ro1">
          <table:table-cell table:number-columns-repeated="22"/>
          <table:table-cell table:style-name="ce2" office:value-type="string" calcext:value-type="string">
            <text:p>г</text:p>
          </table:table-cell>
          <table:table-cell table:number-columns-repeated="1001"/>
        </table:table-row>
        <table:table-row table:style-name="ro1">
          <table:table-cell table:number-columns-repeated="22"/>
          <table:table-cell table:style-name="ce2" office:value-type="string" calcext:value-type="string">
            <text:p>г</text:p>
          </table:table-cell>
          <table:table-cell table:number-columns-repeated="1001"/>
        </table:table-row>
        <table:table-row table:style-name="ro1">
          <table:table-cell table:number-columns-repeated="22"/>
          <table:table-cell table:style-name="ce2"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table:number-columns-repeated="22"/>
          <table:table-cell table:style-name="ce2" office:value-type="string" calcext:value-type="string">
            <text:p>л</text:p>
          </table:table-cell>
          <table:table-cell table:number-columns-repeated="1001"/>
        </table:table-row>
        <table:table-row table:style-name="ro1">
          <table:table-cell table:number-columns-repeated="22"/>
          <table:table-cell table:style-name="ce2" office:value-type="string" calcext:value-type="string">
            <text:p>л</text:p>
          </table:table-cell>
          <table:table-cell table:number-columns-repeated="1001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6:22:29.2453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39:29.519544000</meta:creation-date>
    <meta:generator>LibreOffice/5.1.6.2$MacOSX_X86_64 LibreOffice_project/07ac168c60a517dba0f0d7bc7540f5afa45f0909</meta:generator>
    <dc:date>2017-10-02T17:20:26.414391000</dc:date>
    <meta:editing-duration>PT6H37M28S</meta:editing-duration>
    <meta:editing-cycles>108</meta:editing-cycles>
    <meta:document-statistic meta:table-count="1" meta:cell-count="421" meta:object-count="0"/>
  </office:meta>
</office:document-meta>
</file>